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4"/>
    <style:style style:name="P16" style:family="paragraph" style:parent-style-name="Text_20_body" style:list-style-name="L15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Klar, hier kommt dein ausführlicher Lernzettel zu <text:span text:style-name="Strong_20_Emphasis"><text:span text:style-name="Source_20_Text">argparse</text:span></text:span> in Python – perfekt für dein Linux-Terminalprogramm mit Bash-Skripten, mit vielen Erklärungen und Beispielcode:</text:p>
      <text:p text:style-name="Horizontal_20_Line"/>
      <text:h text:style-name="Heading_20_1" text:outline-level="1">Lernzettel: Python-Modul <text:span text:style-name="Source_20_Text">argparse</text:span></text:h>
      <text:p text:style-name="Horizontal_20_Line"/>
      <text:h text:style-name="Heading_20_3" text:outline-level="3">1. Was ist <text:span text:style-name="Source_20_Text">argparse</text:span>?</text:h>
      <text:list text:style-name="L1">
        <text:list-item>
          <text:p text:style-name="P2"><text:span text:style-name="Source_20_Text">argparse</text:span> ist ein Standardmodul, um Kommandozeilenargumente (Parameter, Optionen) für dein Programm zu definieren und auszuwerten.</text:p>
        </text:list-item>
        <text:list-item>
          <text:p text:style-name="P2">Es hilft dir, Eingaben wie <text:span text:style-name="Source_20_Text">python meinprog.py --datei test.sh -v</text:span> einfach zu verarbeiten.</text:p>
        </text:list-item>
        <text:list-item>
          <text:p text:style-name="P2">Du bekommst automatisch generierte Hilfe (<text:span text:style-name="Source_20_Text">-h</text:span> / <text:span text:style-name="Source_20_Text">--help</text:span>) und Fehlerprüfungen.</text:p>
        </text:list-item>
      </text:list>
      <text:p text:style-name="Horizontal_20_Line"/>
      <text:h text:style-name="Heading_20_3" text:outline-level="3">2. Warum <text:span text:style-name="Source_20_Text">argparse</text:span> verwenden?</text:h>
      <text:list text:style-name="L2">
        <text:list-item>
          <text:p text:style-name="P3">Terminalprogramme brauchen oft Parameter: Dateipfade, Flags, Einstellungen.</text:p>
        </text:list-item>
        <text:list-item>
          <text:p text:style-name="P3"><text:span text:style-name="Source_20_Text">argparse</text:span> macht das Handling einfach, lesbar und sicher.</text:p>
        </text:list-item>
        <text:list-item>
          <text:p text:style-name="P3">Es übernimmt Validierung, Default-Werte und Fehlerbehandlung.</text:p>
        </text:list-item>
        <text:list-item>
          <text:p text:style-name="P3">Für Nutzer: Klar verständliche Hilfetexte.</text:p>
        </text:list-item>
      </text:list>
      <text:p text:style-name="Horizontal_20_Line"/>
      <text:h text:style-name="Heading_20_3" text:outline-level="3">3. Grundstruktur eines <text:span text:style-name="Source_20_Text">argparse</text:span>-Programms</text:h>
      <text:p text:style-name="Preformatted_20_Text"><text:span text:style-name="Source_20_Text">import argparse</text:span></text:p>
      <text:p text:style-name="Preformatted_20_Text"/>
      <text:p text:style-name="Preformatted_20_Text"><text:span text:style-name="Source_20_Text">parser = argparse.ArgumentParser(description="Mein Programm zur Ausführung von Bash-Skripten")</text:span></text:p>
      <text:p text:style-name="Preformatted_20_Text"/>
      <text:p text:style-name="Preformatted_20_Text"><text:span text:style-name="Source_20_Text"># Argumente definieren</text:span></text:p>
      <text:p text:style-name="Preformatted_20_Text"><text:span text:style-name="Source_20_Text">parser.add_argument("script", help="Pfad zum Bash-Skript, das ausgeführt werden soll")</text:span></text:p>
      <text:p text:style-name="Preformatted_20_Text"/>
      <text:p text:style-name="Preformatted_20_Text"><text:span text:style-name="Source_20_Text"># Optionale Flags</text:span></text:p>
      <text:p text:style-name="Preformatted_20_Text"><text:span text:style-name="Source_20_Text">parser.add_argument("-v", "--verbose", action="store_true", help="Ausführliche Ausgabe aktivieren")</text:span></text:p>
      <text:p text:style-name="Preformatted_20_Text"><text:span text:style-name="Source_20_Text">parser.add_argument("-t", "--timeout", type=int, default=10, help="Maximale Ausführungszeit in Sekunden")</text:span></text:p>
      <text:p text:style-name="Preformatted_20_Text"/>
      <text:p text:style-name="Preformatted_20_Text"><text:span text:style-name="Source_20_Text"># Argumente parsen</text:span></text:p>
      <text:p text:style-name="Preformatted_20_Text"><text:span text:style-name="Source_20_Text">args = parser.parse_args()</text:span></text:p>
      <text:p text:style-name="Preformatted_20_Text"/>
      <text:p text:style-name="Preformatted_20_Text"><text:span text:style-name="Source_20_Text">print(f"Starte Skript: {args.script}")</text:span></text:p>
      <text:p text:style-name="Preformatted_20_Text"><text:span text:style-name="Source_20_Text">if args.verbose:</text:span></text:p>
      <text:p text:style-name="Preformatted_20_Text"><text:span text:style-name="Source_20_Text"><text:s text:c="4"/>print("Verbose-Modus aktiviert")</text:span></text:p>
      <text:p text:style-name="P1"><text:span text:style-name="Source_20_Text">print(f"Timeout gesetzt auf: {args.timeout} Sekunden")</text:span></text:p>
      <text:p text:style-name="Text_20_body"><text:soft-page-break/><text:span text:style-name="Strong_20_Emphasis">Erläuterung:</text:span></text:p>
      <text:list text:style-name="L3">
        <text:list-item>
          <text:p text:style-name="P4"><text:span text:style-name="Source_20_Text">ArgumentParser</text:span> erstellt den Parser.</text:p>
        </text:list-item>
        <text:list-item>
          <text:p text:style-name="P4"><text:span text:style-name="Source_20_Text">add_argument</text:span> definiert Parameter (Pflicht und optional).</text:p>
        </text:list-item>
        <text:list-item>
          <text:p text:style-name="P4"><text:span text:style-name="Source_20_Text">action="store_true"</text:span> macht aus einem Flag einen booleschen Wert (True wenn gesetzt).</text:p>
        </text:list-item>
        <text:list-item>
          <text:p text:style-name="P4"><text:span text:style-name="Source_20_Text">type=int</text:span> wandelt den Parameter in einen Integer um.</text:p>
        </text:list-item>
        <text:list-item>
          <text:p text:style-name="P4"><text:span text:style-name="Source_20_Text">default</text:span> definiert Standardwert, falls der Parameter nicht gesetzt wird.</text:p>
        </text:list-item>
      </text:list>
      <text:p text:style-name="Horizontal_20_Line"/>
      <text:h text:style-name="Heading_20_3" text:outline-level="3">4. Positionale vs optionale Argumente</text:h>
      <text:list text:style-name="L4">
        <text:list-item>
          <text:p text:style-name="P5"><text:span text:style-name="Strong_20_Emphasis">Positionale Argumente</text:span> müssen immer angegeben werden, und zwar in der Reihenfolge.<text:line-break/>Beispiel: <text:span text:style-name="Source_20_Text">"script"</text:span> oben ist ein solcher Parameter.</text:p>
        </text:list-item>
        <text:list-item>
          <text:p text:style-name="P5"><text:span text:style-name="Strong_20_Emphasis">Optionale Argumente</text:span> sind Flags oder Optionen mit <text:span text:style-name="Source_20_Text">-</text:span> oder <text:span text:style-name="Source_20_Text">--</text:span> (z.B. <text:span text:style-name="Source_20_Text">-v</text:span> oder <text:span text:style-name="Source_20_Text">--timeout</text:span>), die man setzen kann oder auch nicht.</text:p>
        </text:list-item>
      </text:list>
      <text:p text:style-name="Horizontal_20_Line"/>
      <text:h text:style-name="Heading_20_3" text:outline-level="3">5. Argumenttypen und Wertevalidierung</text:h>
      <text:list text:style-name="L5">
        <text:list-item>
          <text:p text:style-name="P6"><text:span text:style-name="Source_20_Text">type</text:span> gibt an, wie das Argument umgewandelt werden soll (z.B. <text:span text:style-name="Source_20_Text">int</text:span>, <text:span text:style-name="Source_20_Text">float</text:span>, <text:span text:style-name="Source_20_Text">str</text:span>).</text:p>
        </text:list-item>
        <text:list-item>
          <text:p text:style-name="P6">Beispiel:</text:p>
        </text:list-item>
      </text:list>
      <text:p text:style-name="P1"><text:span text:style-name="Source_20_Text">parser.add_argument("--count", type=int, help="Anzahl der Ausführungen")</text:span></text:p>
      <text:list text:style-name="L6">
        <text:list-item>
          <text:p text:style-name="P7">Wenn ein Nutzer einen falschen Typ eingibt (z.B. <text:span text:style-name="Source_20_Text">--count abc</text:span>), zeigt <text:span text:style-name="Source_20_Text">argparse</text:span> automatisch einen Fehler.</text:p>
        </text:list-item>
      </text:list>
      <text:p text:style-name="Horizontal_20_Line"/>
      <text:h text:style-name="Heading_20_3" text:outline-level="3">6. Flags und Boolean-Werte</text:h>
      <text:list text:style-name="L7">
        <text:list-item>
          <text:p text:style-name="P8">Für simple An/Aus-Optionen benutzt du <text:span text:style-name="Source_20_Text">action="store_true"</text:span> oder <text:span text:style-name="Source_20_Text">store_false</text:span>:</text:p>
        </text:list-item>
      </text:list>
      <text:p text:style-name="P1"><text:span text:style-name="Source_20_Text">parser.add_argument("-d", "--debug", action="store_true", help="Debug-Modus einschalten")</text:span></text:p>
      <text:list text:style-name="L8">
        <text:list-item>
          <text:p text:style-name="P9">Wenn Nutzer <text:span text:style-name="Source_20_Text">-d</text:span> oder <text:span text:style-name="Source_20_Text">--debug</text:span> schreiben, wird <text:span text:style-name="Source_20_Text">args.debug</text:span> zu <text:span text:style-name="Source_20_Text">True</text:span>, sonst <text:span text:style-name="Source_20_Text">False</text:span>.</text:p>
        </text:list-item>
      </text:list>
      <text:p text:style-name="Horizontal_20_Line"/>
      <text:h text:style-name="Heading_20_3" text:outline-level="3">7. Standardwerte &amp; Pflichtangaben</text:h>
      <text:list text:style-name="L9">
        <text:list-item>
          <text:p text:style-name="P10">Mit <text:span text:style-name="Source_20_Text">default</text:span> kannst du Standardwerte definieren, falls ein Argument nicht angegeben wird.</text:p>
        </text:list-item>
        <text:list-item>
          <text:p text:style-name="P10">Mit <text:span text:style-name="Source_20_Text">required=True</text:span> machst du ein optionales Argument verpflichtend (z.B. bei <text:span text:style-name="Source_20_Text">--config</text:span>):</text:p>
        </text:list-item>
      </text:list>
      <text:p text:style-name="P1"><text:soft-page-break/><text:span text:style-name="Source_20_Text">parser.add_argument("--config", required=True, help="Pfad zur Konfigurationsdatei")</text:span></text:p>
      <text:p text:style-name="Horizontal_20_Line"/>
      <text:h text:style-name="Heading_20_3" text:outline-level="3">8. Mehrere Werte / Listen einlesen</text:h>
      <text:list text:style-name="L10">
        <text:list-item>
          <text:p text:style-name="P11">Mit <text:span text:style-name="Source_20_Text">nargs</text:span> kannst du angeben, wie viele Werte ein Argument annimmt:</text:p>
        </text:list-item>
      </text:list>
      <text:p text:style-name="P1"><text:span text:style-name="Source_20_Text">parser.add_argument("--files", nargs="+", help="Liste von Skripten, die ausgeführt werden")</text:span></text:p>
      <text:list text:style-name="L11">
        <text:list-item>
          <text:p text:style-name="P12"><text:span text:style-name="Source_20_Text">nargs="+"</text:span> bedeutet: mindestens ein Wert, beliebig viele möglich.</text:p>
        </text:list-item>
        <text:list-item>
          <text:p text:style-name="P12">So kann der Nutzer z.B. <text:span text:style-name="Source_20_Text">--files script1.sh script2.sh script3.sh</text:span> eingeben.</text:p>
        </text:list-item>
      </text:list>
      <text:p text:style-name="Horizontal_20_Line"/>
      <text:h text:style-name="Heading_20_3" text:outline-level="3">9. Beispiel für dein Bash-Skript-Runner-Programm</text:h>
      <text:p text:style-name="Preformatted_20_Text"><text:span text:style-name="Source_20_Text">import argparse</text:span></text:p>
      <text:p text:style-name="Preformatted_20_Text"><text:span text:style-name="Source_20_Text">import subprocess</text:span></text:p>
      <text:p text:style-name="Preformatted_20_Text"/>
      <text:p text:style-name="Preformatted_20_Text"><text:span text:style-name="Source_20_Text">parser = argparse.ArgumentParser(description="Starte Bash-Skripte mit Optionen")</text:span></text:p>
      <text:p text:style-name="Preformatted_20_Text"/>
      <text:p text:style-name="Preformatted_20_Text"><text:span text:style-name="Source_20_Text">parser.add_argument("scripts", nargs="+", help="Pfad(e) zu Bash-Skript(en), die ausgeführt werden")</text:span></text:p>
      <text:p text:style-name="Preformatted_20_Text"><text:span text:style-name="Source_20_Text">parser.add_argument("-v", "--verbose", action="store_true", help="Ausführliche Ausgabe")</text:span></text:p>
      <text:p text:style-name="Preformatted_20_Text"><text:span text:style-name="Source_20_Text">parser.add_argument("-t", "--timeout", type=int, default=10, help="Timeout in Sekunden")</text:span></text:p>
      <text:p text:style-name="Preformatted_20_Text"/>
      <text:p text:style-name="Preformatted_20_Text"><text:span text:style-name="Source_20_Text">args = parser.parse_args()</text:span></text:p>
      <text:p text:style-name="Preformatted_20_Text"/>
      <text:p text:style-name="Preformatted_20_Text"><text:span text:style-name="Source_20_Text">for script in args.scripts:</text:span></text:p>
      <text:p text:style-name="Preformatted_20_Text"><text:span text:style-name="Source_20_Text"><text:s text:c="4"/>if args.verbose:</text:span></text:p>
      <text:p text:style-name="Preformatted_20_Text"><text:span text:style-name="Source_20_Text"><text:s text:c="8"/>print(f"Starte Skript: {script} mit Timeout {args.timeout}s")</text:span></text:p>
      <text:p text:style-name="Preformatted_20_Text"><text:span text:style-name="Source_20_Text"><text:s text:c="4"/>try:</text:span></text:p>
      <text:p text:style-name="Preformatted_20_Text"><text:span text:style-name="Source_20_Text"><text:s text:c="8"/>result = subprocess.run([script], capture_output=True, text=True, timeout=args.timeout)</text:span></text:p>
      <text:p text:style-name="Preformatted_20_Text"><text:span text:style-name="Source_20_Text"><text:s text:c="8"/>print(f"Rückgabecode: {result.returncode}")</text:span></text:p>
      <text:p text:style-name="Preformatted_20_Text"><text:span text:style-name="Source_20_Text"><text:s text:c="8"/>if args.verbose:</text:span></text:p>
      <text:p text:style-name="Preformatted_20_Text"><text:span text:style-name="Source_20_Text"><text:s text:c="12"/>print("Standardausgabe:")</text:span></text:p>
      <text:p text:style-name="Preformatted_20_Text"><text:span text:style-name="Source_20_Text"><text:s text:c="12"/>print(result.stdout)</text:span></text:p>
      <text:p text:style-name="Preformatted_20_Text"><text:span text:style-name="Source_20_Text"><text:s text:c="12"/>if result.stderr:</text:span></text:p>
      <text:p text:style-name="Preformatted_20_Text"><text:span text:style-name="Source_20_Text"><text:s text:c="16"/>print("Fehlerausgabe:")</text:span></text:p>
      <text:p text:style-name="Preformatted_20_Text"><text:span text:style-name="Source_20_Text"><text:s text:c="16"/>print(result.stderr)</text:span></text:p>
      <text:p text:style-name="Preformatted_20_Text"><text:span text:style-name="Source_20_Text"><text:s text:c="4"/>except subprocess.TimeoutExpired:</text:span></text:p>
      <text:p text:style-name="P1"><text:span text:style-name="Source_20_Text"><text:s text:c="8"/>print(f"Timeout: Skript {script} wurde abgebrochen!")</text:span></text:p>
      <text:p text:style-name="Horizontal_20_Line"/>
      <text:h text:style-name="Heading_20_3" text:outline-level="3">10. Hilfe automatisch erzeugen</text:h>
      <text:list text:style-name="L12">
        <text:list-item>
          <text:p text:style-name="P13"><text:span text:style-name="Source_20_Text">argparse</text:span> generiert automatisch eine Hilfe mit <text:span text:style-name="Source_20_Text">-h</text:span> oder <text:span text:style-name="Source_20_Text">--help</text:span></text:p>
        </text:list-item>
        <text:list-item>
          <text:p text:style-name="P13">Beispiel:</text:p>
        </text:list-item>
      </text:list>
      <text:p text:style-name="P1"><text:span text:style-name="Source_20_Text">python meinprog.py -h</text:span></text:p>
      <text:p text:style-name="Text_20_body"><text:soft-page-break/>gibt sowas aus:</text:p>
      <text:p text:style-name="Preformatted_20_Text"><text:span text:style-name="Source_20_Text">usage: meinprog.py [-h] [-v] [-t TIMEOUT] scripts [scripts ...]</text:span></text:p>
      <text:p text:style-name="Preformatted_20_Text"/>
      <text:p text:style-name="Preformatted_20_Text"><text:span text:style-name="Source_20_Text">Starte Bash-Skripte mit Optionen</text:span></text:p>
      <text:p text:style-name="Preformatted_20_Text"/>
      <text:p text:style-name="Preformatted_20_Text"><text:span text:style-name="Source_20_Text">positional arguments:</text:span></text:p>
      <text:p text:style-name="Preformatted_20_Text"><text:span text:style-name="Source_20_Text"><text:s text:c="2"/>scripts <text:s text:c="14"/>Pfad(e) zu Bash-Skript(en), die ausgeführt werden</text:span></text:p>
      <text:p text:style-name="Preformatted_20_Text"/>
      <text:p text:style-name="Preformatted_20_Text"><text:span text:style-name="Source_20_Text">optional arguments:</text:span></text:p>
      <text:p text:style-name="Preformatted_20_Text"><text:span text:style-name="Source_20_Text"><text:s text:c="2"/>-h, --help <text:s text:c="11"/>show this help message and exit</text:span></text:p>
      <text:p text:style-name="Preformatted_20_Text"><text:span text:style-name="Source_20_Text"><text:s text:c="2"/>-v, --verbose <text:s text:c="8"/>Ausführliche Ausgabe</text:span></text:p>
      <text:p text:style-name="Preformatted_20_Text"><text:span text:style-name="Source_20_Text"><text:s text:c="2"/>-t TIMEOUT, --timeout TIMEOUT</text:span></text:p>
      <text:p text:style-name="P1"><text:span text:style-name="Source_20_Text"><text:s text:c="24"/>Timeout in Sekunden (default: 10)</text:span></text:p>
      <text:p text:style-name="Horizontal_20_Line"/>
      <text:h text:style-name="Heading_20_3" text:outline-level="3">11. Tipps für dein Programm</text:h>
      <text:list text:style-name="L13">
        <text:list-item>
          <text:p text:style-name="P14">Nutze <text:span text:style-name="Strong_20_Emphasis">Positionsargumente</text:span> für wichtige Daten, z.B. welche Skripte laufen sollen.</text:p>
        </text:list-item>
        <text:list-item>
          <text:p text:style-name="P14">Nutze <text:span text:style-name="Strong_20_Emphasis">optionale Argumente</text:span> für Flags und Einstellungen, z.B. Timeout, verbose, Debug.</text:p>
        </text:list-item>
        <text:list-item>
          <text:p text:style-name="P14">Verwende <text:span text:style-name="Source_20_Text">type</text:span> und <text:span text:style-name="Source_20_Text">default</text:span>, damit dein Programm robust ist.</text:p>
        </text:list-item>
        <text:list-item>
          <text:p text:style-name="P14">Prüfe bei komplexen Eingaben <text:span text:style-name="Source_20_Text">nargs</text:span> (z.B. mehrere Skripte).</text:p>
        </text:list-item>
        <text:list-item>
          <text:p text:style-name="P14">Lass <text:span text:style-name="Source_20_Text">argparse</text:span> die Fehler- und Hilfeseite generieren, spart dir viel Arbeit.</text:p>
        </text:list-item>
      </text:list>
      <text:p text:style-name="Horizontal_20_Line"/>
      <text:h text:style-name="Heading_20_3" text:outline-level="3">12. Beispiel: Mehrere optionale Flags mit verschiedenen Aktionen</text:h>
      <text:p text:style-name="Preformatted_20_Text"><text:span text:style-name="Source_20_Text">parser.add_argument("-q", "--quiet", action="store_true", help="Keine Ausgabe außer Fehlern")</text:span></text:p>
      <text:p text:style-name="P1"><text:span text:style-name="Source_20_Text">parser.add_argument("-r", "--retry", type=int, default=1, help="Anzahl der Wiederholungen bei Fehler")</text:span></text:p>
      <text:list text:style-name="L14">
        <text:list-item>
          <text:p text:style-name="P15"><text:span text:style-name="Source_20_Text">quiet</text:span> ist ein boolsches Flag (True wenn gesetzt).</text:p>
        </text:list-item>
        <text:list-item>
          <text:p text:style-name="P15"><text:span text:style-name="Source_20_Text">retry</text:span> ist eine Zahl, mit der du eine Funktion z.B. mehrfach ausführen kannst.</text:p>
        </text:list-item>
      </text:list>
      <text:p text:style-name="Horizontal_20_Line"/>
      <text:h text:style-name="Heading_20_3" text:outline-level="3">13. Fazit</text:h>
      <text:list text:style-name="L15">
        <text:list-item>
          <text:p text:style-name="P16"><text:span text:style-name="Source_20_Text">argparse</text:span> macht es dir leicht, komplexe Kommandozeilenparameter verständlich und sicher zu verarbeiten.</text:p>
        </text:list-item>
        <text:list-item>
          <text:p text:style-name="P16">Dein Terminalprogramm wird dadurch professioneller und nutzerfreundlicher.</text:p>
        </text:list-item>
        <text:list-item>
          <text:p text:style-name="P16">Es lohnt sich, zu Beginn deine Argumente gut zu planen und ordentlich zu beschreiben.</text:p>
        </text:list-item>
      </text:list>
      <text:p text:style-name="Horizontal_20_Line"/>
      <text:p text:style-name="Text_20_body">Wenn du möchtest, kann ich dir auch Beispiele zeigen, wie man mit <text:span text:style-name="Source_20_Text">argparse</text:span> interaktive Menüs baut oder dynamisch Parameter prüft.<text:line-break/>Oder wir bauen zusammen dein konkretes Skript-Launcher-Programm mit allen gewünschten Optionen!</text:p>
      <text:p text:style-name="Standard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9T16:32:23.506092413</meta:creation-date>
    <dc:date>2025-06-29T16:32:35.039732064</dc:date>
    <meta:editing-duration>PT11S</meta:editing-duration>
    <meta:editing-cycles>1</meta:editing-cycles>
    <meta:document-statistic meta:table-count="0" meta:image-count="0" meta:object-count="0" meta:page-count="5" meta:paragraph-count="104" meta:word-count="742" meta:character-count="6078" meta:non-whitespace-character-count="5307"/>
    <meta:generator>LibreOffice/24.2.7.2$Linux_X86_64 LibreOffice_project/420$Build-2</meta:generator>
  </office:meta>
</office:document-meta>
</file>